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6"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7"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69"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0"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1"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3"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4"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7"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8"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7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0"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1"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2"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3"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4"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5"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6"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8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4"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9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7"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8"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09"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1"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2"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3"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4"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5"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6"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7"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8"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19"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1"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6"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8"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2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2"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3"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5"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6"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8"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50"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52"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3" style:family="paragraph" style:parent-style-name="Table_20_Contents">
      <style:text-properties style:font-name="Arial" fo:font-size="11pt" style:font-size-asian="9.60000038146973pt" style:font-size-complex="11pt"/>
    </style:style>
    <style:style style:name="P154" style:family="paragraph" style:parent-style-name="Table_20_Contents">
      <style:text-properties style:font-name="Arial" fo:font-size="11pt" officeooo:rsid="0234f248" officeooo:paragraph-rsid="0234f248" style:font-size-asian="9.60000038146973pt" style:font-size-complex="11pt"/>
    </style:style>
    <style:style style:name="P155" style:family="paragraph" style:parent-style-name="Table_20_Contents">
      <style:text-properties style:font-name="Arial" fo:font-size="11pt" officeooo:rsid="02359322" officeooo:paragraph-rsid="02359322" style:font-size-asian="9.60000038146973pt" style:font-size-complex="11pt"/>
    </style:style>
    <style:style style:name="P156" style:family="paragraph" style:parent-style-name="Table_20_Contents">
      <style:text-properties style:font-name="Arial" fo:font-size="11pt" officeooo:rsid="01c8c4c1" officeooo:paragraph-rsid="01c8c4c1" style:font-size-asian="9.60000038146973pt" style:font-size-complex="11pt"/>
    </style:style>
    <style:style style:name="P157" style:family="paragraph" style:parent-style-name="Table_20_Contents">
      <style:text-properties style:font-name="Arial" fo:font-size="11pt" officeooo:rsid="01ca2696" officeooo:paragraph-rsid="01ca2696" style:font-size-asian="9.60000038146973pt" style:font-size-complex="11pt"/>
    </style:style>
    <style:style style:name="P158" style:family="paragraph" style:parent-style-name="Table_20_Contents">
      <style:text-properties style:font-name="Arial" fo:font-size="11pt" officeooo:rsid="01cb9e3d" officeooo:paragraph-rsid="01cb9e3d" style:font-size-asian="9.60000038146973pt" style:font-size-complex="11pt"/>
    </style:style>
    <style:style style:name="P159" style:family="paragraph" style:parent-style-name="Table_20_Contents">
      <style:text-properties style:font-name="Arial" fo:font-size="11pt" officeooo:rsid="01cc6136" officeooo:paragraph-rsid="01cc6136" style:font-size-asian="9.60000038146973pt" style:font-size-complex="11pt"/>
    </style:style>
    <style:style style:name="P160" style:family="paragraph" style:parent-style-name="Table_20_Contents">
      <style:text-properties style:font-name="Arial" fo:font-size="11pt" officeooo:rsid="01ce6738" officeooo:paragraph-rsid="01ce6738" style:font-size-asian="9.60000038146973pt" style:font-size-complex="11pt"/>
    </style:style>
    <style:style style:name="P161" style:family="paragraph" style:parent-style-name="Table_20_Contents">
      <style:text-properties officeooo:rsid="024d6a90" officeooo:paragraph-rsid="024d6a90"/>
    </style:style>
    <style:style style:name="P162" style:family="paragraph" style:parent-style-name="Table_20_Contents">
      <style:text-properties officeooo:rsid="02506935" officeooo:paragraph-rsid="02506935"/>
    </style:style>
    <style:style style:name="P163" style:family="paragraph" style:parent-style-name="Table_20_Contents">
      <style:text-properties officeooo:rsid="0251158d" officeooo:paragraph-rsid="0251158d"/>
    </style:style>
    <style:style style:name="P164" style:family="paragraph" style:parent-style-name="Table_20_Contents">
      <style:text-properties officeooo:rsid="027bfcac" officeooo:paragraph-rsid="027bfcac"/>
    </style:style>
    <style:style style:name="P165" style:family="paragraph" style:parent-style-name="Table_20_Contents">
      <style:text-properties officeooo:rsid="027d859c" officeooo:paragraph-rsid="027d859c"/>
    </style:style>
    <style:style style:name="P166" style:family="paragraph" style:parent-style-name="Table_20_Contents">
      <style:text-properties officeooo:rsid="02811003" officeooo:paragraph-rsid="02811003"/>
    </style:style>
    <style:style style:name="P167" style:family="paragraph" style:parent-style-name="Table_20_Contents">
      <style:text-properties officeooo:rsid="02834c0a" officeooo:paragraph-rsid="02834c0a"/>
    </style:style>
    <style:style style:name="P168" style:family="paragraph" style:parent-style-name="Table_20_Contents">
      <style:text-properties officeooo:rsid="02848b7e" officeooo:paragraph-rsid="02848b7e"/>
    </style:style>
    <style:style style:name="P169" style:family="paragraph" style:parent-style-name="Table_20_Contents">
      <style:text-properties officeooo:rsid="02856941" officeooo:paragraph-rsid="02856941"/>
    </style:style>
    <style:style style:name="P170" style:family="paragraph" style:parent-style-name="Table_20_Contents">
      <style:text-properties officeooo:rsid="02857afd" officeooo:paragraph-rsid="02857afd"/>
    </style:style>
    <style:style style:name="P171" style:family="paragraph" style:parent-style-name="Table_20_Contents">
      <style:text-properties officeooo:rsid="02858d80" officeooo:paragraph-rsid="02858d80"/>
    </style:style>
    <style:style style:name="P172" style:family="paragraph" style:parent-style-name="Table_20_Contents">
      <style:text-properties officeooo:rsid="0286ccf6" officeooo:paragraph-rsid="0286ccf6"/>
    </style:style>
    <style:style style:name="P173" style:family="paragraph" style:parent-style-name="Table_20_Contents">
      <style:text-properties officeooo:rsid="028794a9" officeooo:paragraph-rsid="028794a9"/>
    </style:style>
    <style:style style:name="P174" style:family="paragraph" style:parent-style-name="Table_20_Contents">
      <style:text-properties officeooo:rsid="0289e9c0" officeooo:paragraph-rsid="0289e9c0"/>
    </style:style>
    <style:style style:name="P175" style:family="paragraph" style:parent-style-name="Table_20_Contents">
      <style:text-properties officeooo:rsid="028ee62c" officeooo:paragraph-rsid="028ee62c"/>
    </style:style>
    <style:style style:name="P176" style:family="paragraph" style:parent-style-name="Table_20_Contents">
      <style:text-properties style:font-name="Arial1" officeooo:rsid="02506935" officeooo:paragraph-rsid="02506935" style:font-name-asian="Arial1" style:font-name-complex="Arial1"/>
    </style:style>
    <style:style style:name="P177"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78"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79"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80"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81"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bschlussprüfung Sommer 2016</text:p>
      <text:p text:style-name="P24">Fachinformatiker Anwendungsentwicklung</text:p>
      <text:p text:style-name="P24"/>
      <text:p text:style-name="P24">Dokumentation zur betrieblichen Projektarbeit</text:p>
      <text:p text:style-name="P24"/>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178"><text:a xlink:type="simple" xlink:href="mailto:jhelmle@gmx.de" text:style-name="Internet_20_link" text:visited-style-name="Visited_20_Internet_20_Link">jhelmle@gmx.de</text:a></text:p>
      <text:p text:style-name="P178">tel.: 0163-8747711</text:p>
      <text:p text:style-name="P51"/>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5">A.2<text:tab/>Kosten-Nutzen-Analyse</text:p>
      <text:p text:style-name="P49">A.3<text:tab/>Sequenzdiagramm</text:p>
      <text:p text:style-name="P50">A.4<text:tab/>Klassendiagramm <text:span text:style-name="T177">(ohne Getter- und Settermethoden)</text:span></text:p>
      <text:p text:style-name="P131">A.5<text:tab/>Datenbankdiagramm</text:p>
      <text:p text:style-name="P8"/>
      <text:p text:style-name="P8">Abkürzungsverzeichnis</text:p>
      <text:p text:style-name="P8"/>
      <text:p text:style-name="P61">DBMS:<text:tab/><text:tab/>Database Management System - <text:span text:style-name="T110">Datenbanksystem</text:span></text:p>
      <text:p text:style-name="P138">DQL:<text:tab/><text:tab/>Doctrine Query Language – SQL ähnliche Abfragesprache </text:p>
      <text:p text:style-name="P135">HTTP:<text:tab/><text:tab/>Hypertext Trans<text:span text:style-name="T127">fer</text:span> Protocol – <text:span text:style-name="T126">Kommunikationsgrundlage des World-Wide-Web</text:span></text:p>
      <text:p text:style-name="P136">IDE:<text:tab/><text:tab/>Integrated Development Environment – <text:span text:style-name="T123">integrierte Entwicklungsumgebung</text:span></text:p>
      <text:p text:style-name="P137">iOS:<text:tab/><text:tab/>Betriebssystem für mobile Endgeräte</text:p>
      <text:p text:style-name="P139">JSON:<text:tab/><text:tab/>Java Script Object Notation – <text:span text:style-name="T67">kompaktes Datenformat</text:span></text:p>
      <text:p text:style-name="P62">MVC:<text:tab/><text:tab/>Model-View-Controller – Entwurfsmuster <text:span text:style-name="T128">der strukturierten Softwareentwicklung </text:span></text:p>
      <text:p text:style-name="P63">PHP:<text:tab/><text:tab/><text:span text:style-name="T129">PHP: Hypertext Processor – Skriptsprache</text:span></text:p>
      <text:p text:style-name="P66">ORM:<text:tab/><text:tab/>Object Relational Mapper – Ob<text:span text:style-name="T147">jektrelationale Abbildung</text:span></text:p>
      <text:p text:style-name="P134">SQL:<text:tab/><text:tab/><text:span text:style-name="T148">Structured Query Language – Datenbanksprache</text:span></text:p>
      <text:p text:style-name="P65">UML:<text:tab/><text:tab/>Unified Modeling Language – <text:span text:style-name="T130">Vereinheitlichte Modellierungssprache</text:span></text:p>
      <text:p text:style-name="P9">URL:<text:tab/><text:tab/>Uniform Resource Locator – <text:span text:style-name="T66">einheitlicher Ressourcenzeiger</text:span></text:p>
      <text:p text:style-name="P64"/>
      <text:p text:style-name="P6"/>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7">Im Folgenden wird der Verlauf der betri<text:span text:style-name="T24">e</text:span>blichen Projektarbeit des Autors im Rahmen seiner Ausbildung zum Fachinformatiker für Anwendungsentwicklung erläutert. </text:p>
      <text:p text:style-name="P69">1.1<text:tab/>Projektbeschreibung</text:p>
      <text:p text:style-name="P69">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0">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1">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2">1.2<text:tab/><text:span text:style-name="T7">Projektziel</text:span></text:p>
      <text:p text:style-name="P71">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3">1.3<text:tab/><text:span text:style-name="T8">Projektumfeld und projektbeteiligte Personen</text:span></text:p>
      <text:p text:style-name="P68">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7">Der Autor wurde durch Herrn Schmitz mit der Durchführung des Projekts formlos beauftragt. </text:p>
      <text:p text:style-name="P74">1.4<text:tab/><text:span text:style-name="T92">Betriebliche Prozessschnittstellen</text:span></text:p>
      <text:p text:style-name="P75">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6">1.<text:span text:style-name="T13">5</text:span><text:tab/>Projektbegründung</text:p>
      <text:p text:style-name="P77">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6">1.<text:span text:style-name="T13">6</text:span><text:tab/>Ist-Analyse</text:p>
      <text:p text:style-name="P78">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79">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40"><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7">2.2<text:tab/>Projektphasen und <text:span text:style-name="T12">Zeitplanung</text:span></text:p>
      <text:p text:style-name="P80">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6">Projektphase:</text:p>
          </table:table-cell>
          <table:table-cell table:style-name="Table1.B1" office:value-type="string">
            <text:p text:style-name="P156">Dauer:</text:p>
          </table:table-cell>
        </table:table-row>
        <table:table-row>
          <table:table-cell table:style-name="Table1.A2" office:value-type="string">
            <text:p text:style-name="P156">I) Analysephase</text:p>
          </table:table-cell>
          <table:table-cell table:style-name="Table1.B2" office:value-type="string">
            <text:p text:style-name="P156">8h</text:p>
          </table:table-cell>
        </table:table-row>
        <table:table-row>
          <table:table-cell table:style-name="Table1.A2" office:value-type="string">
            <text:p text:style-name="P156">II) Entwurfsphase</text:p>
          </table:table-cell>
          <table:table-cell table:style-name="Table1.B2" office:value-type="string">
            <text:p text:style-name="P156">11h</text:p>
          </table:table-cell>
        </table:table-row>
        <table:table-row>
          <table:table-cell table:style-name="Table1.A2" office:value-type="string">
            <text:p text:style-name="P156">III) Realisierungsphase</text:p>
          </table:table-cell>
          <table:table-cell table:style-name="Table1.B2" office:value-type="string">
            <text:p text:style-name="P156">30h</text:p>
          </table:table-cell>
        </table:table-row>
        <table:table-row>
          <table:table-cell table:style-name="Table1.A2" office:value-type="string">
            <text:p text:style-name="P156">IV) Qualitätsmanagement</text:p>
          </table:table-cell>
          <table:table-cell table:style-name="Table1.B2" office:value-type="string">
            <text:p text:style-name="P156">9h</text:p>
          </table:table-cell>
        </table:table-row>
        <table:table-row>
          <table:table-cell table:style-name="Table1.A2" office:value-type="string">
            <text:p text:style-name="P156">V) Einführungsphase</text:p>
          </table:table-cell>
          <table:table-cell table:style-name="Table1.B2" office:value-type="string">
            <text:p text:style-name="P156">2h</text:p>
          </table:table-cell>
        </table:table-row>
        <table:table-row>
          <table:table-cell table:style-name="Table1.A2" office:value-type="string">
            <text:p text:style-name="P156">VI) Dokumentation</text:p>
          </table:table-cell>
          <table:table-cell table:style-name="Table1.B2" office:value-type="string">
            <text:p text:style-name="P156">10h</text:p>
          </table:table-cell>
        </table:table-row>
        <table:table-row>
          <table:table-cell table:style-name="Table1.A2" office:value-type="string">
            <text:p text:style-name="P157">Gesamt:</text:p>
          </table:table-cell>
          <table:table-cell table:style-name="Table1.B2" office:value-type="string">
            <text:p text:style-name="P157">70h</text:p>
          </table:table-cell>
        </table:table-row>
      </table:table>
      <text:p text:style-name="P80"/>
      <text:p text:style-name="P81">Eine detail<text:span text:style-name="T167">l</text:span>iertere Einteilung ist im Anhang zu finden.</text:p>
      <text:p text:style-name="P82">2.3<text:tab/>Eingesetzte Mittel</text:p>
      <text:p text:style-name="P83">Es wurde darauf geachtet, <text:span text:style-name="T118">schon vorhandene Mittel sowie quelloffene Softwareprodukte einzusetzen. </text:span></text:p>
      <text:p text:style-name="P84">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wareprodukte fielen in die Kategorie der quelloffenen Software, dadurch entstanden keine zusätzlichen Kosten.</text:span></text:p>
      <text:p text:style-name="P85">Als IDE <text:span text:style-name="T124">kam Netbeans v8.1 zum Einsatz, als Revisionierungssoftware Git v2.6. PHP als Skriptsprache ist mit Version 5.6 in das Teilprojekt eingebunden, MySQL mit Version 5.7, MySQL Workbench mit Version 6.3. </text:span></text:p>
      <text:p text:style-name="P86">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79">Zur Validierung der JSON-Objekte kam ein webgestützter Onlinedienst <text:span text:style-name="T165">(jsonlint.com) </text:span>zum Einsatz. </text:p>
      <text:p text:style-name="P180">Bezüglich des Personals waren der Autor sowie Herr Blohm <text:span text:style-name="T184">an dem Teilprojekt wirksam</text:span>.</text:p>
      <text:p text:style-name="P87">2.4<text:tab/><text:span text:style-name="T132">Projektkosten</text:span></text:p>
      <text:p text:style-name="P88">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8">Mitarbeiter</text:p>
          </table:table-cell>
          <table:table-cell table:style-name="Table2.A1" office:value-type="string">
            <text:p text:style-name="P158">Zeit</text:p>
          </table:table-cell>
          <table:table-cell table:style-name="Table2.A1" office:value-type="string">
            <text:p text:style-name="P159">Stundensatz</text:p>
          </table:table-cell>
          <table:table-cell table:style-name="Table2.D1" office:value-type="string">
            <text:p text:style-name="P159">Gesamt</text:p>
          </table:table-cell>
        </table:table-row>
        <table:table-row>
          <table:table-cell table:style-name="Table2.A2" office:value-type="string">
            <text:p text:style-name="P159">Praktikant</text:p>
          </table:table-cell>
          <table:table-cell table:style-name="Table2.A2" office:value-type="string">
            <text:p text:style-name="P159">67h</text:p>
          </table:table-cell>
          <table:table-cell table:style-name="Table2.A2" office:value-type="string">
            <text:p text:style-name="P159">10.-€</text:p>
          </table:table-cell>
          <table:table-cell table:style-name="Table2.D2" office:value-type="string">
            <text:p text:style-name="P159">670.-€</text:p>
          </table:table-cell>
        </table:table-row>
        <table:table-row>
          <table:table-cell table:style-name="Table2.A2" office:value-type="string">
            <text:p text:style-name="P160">Externer Mitarbeiter</text:p>
          </table:table-cell>
          <table:table-cell table:style-name="Table2.A2" office:value-type="string">
            <text:p text:style-name="P160">3h</text:p>
          </table:table-cell>
          <table:table-cell table:style-name="Table2.A2" office:value-type="string">
            <text:p text:style-name="P160">50.-€</text:p>
          </table:table-cell>
          <table:table-cell table:style-name="Table2.D2" office:value-type="string">
            <text:p text:style-name="P160">150.-€</text:p>
          </table:table-cell>
        </table:table-row>
        <table:table-row>
          <table:table-cell table:style-name="Table2.A2" office:value-type="string">
            <text:p text:style-name="P160"/>
          </table:table-cell>
          <table:table-cell table:style-name="Table2.A2" office:value-type="string">
            <text:p text:style-name="P160"/>
          </table:table-cell>
          <table:table-cell table:style-name="Table2.A2" office:value-type="string">
            <text:p text:style-name="P160"/>
          </table:table-cell>
          <table:table-cell table:style-name="Table2.D2" office:value-type="string">
            <text:p text:style-name="P160">820.-€</text:p>
          </table:table-cell>
        </table:table-row>
      </table:table>
      <text:p text:style-name="P88"/>
      <text:p text:style-name="P89">Die <text:span text:style-name="T132">Kosten des Teilprojekts sind ausschließlich Personalkosten, welche sich auf den Autor sowie den externen Sachverständigen Herrn Blohm, welcher den Codereview vornahm, verteilen. </text:span></text:p>
      <text:p text:style-name="P90">3.<text:tab/>Analysephase</text:p>
      <text:p text:style-name="P91">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2">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2">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2">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3">Nun verfügen die Apps über alle Daten die zum <text:span text:style-name="T170">Be</text:span>füllen des Warenkorbs durch den Nutzer erforderlich sind. <text:s/></text:p>
      <text:p text:style-name="P94">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5">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6">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7">Zusatzprodukte werden nochmals <text:span text:style-name="T55">k</text:span>ategorisiert in Boarding (Verpflegung) sowie Specials. Dies war wichtig, da die Apps diese Informationen zur Darstellung auch de<text:span text:style-name="T56">r</text:span> Untermenüs benötigen. </text:p>
      <text:p text:style-name="P98">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99">Es <text:span text:style-name="T114">wurde</text:span> au<text:span text:style-name="T113">ß</text:span>erdem die Klasse Hotel mit den relevanten Hoteldaten wie z. B. E-Mail-Adresse <text:span text:style-name="T114">eingeführt</text:span>. </text:p>
      <text:p text:style-name="P100">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1">3.3<text:tab/>Analyse des Dialogs zwischen <text:span text:style-name="T185">Proxy und Apps</text:span></text:p>
      <text:p text:style-name="P101">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2"><text:soft-page-break/>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3">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4">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4">Der Nutzer bestätigt da<text:span text:style-name="T70">raufhin</text:span> den Gesamtpreis und übermittelt den Warenkorb nochmals an den Proxy, ergänzt um persönliche Daten des Nutzers.</text:p>
      <text:p text:style-name="P104">Hiermit ist die Reservierung abgeschlossen, der Dialog zwischen Apps und Proxy beendet.</text:p>
      <text:p text:style-name="P90">4.<text:tab/>Entwurfsphase</text:p>
      <text:p text:style-name="P105">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3">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1">Dialogschritt</text:p>
          </table:table-cell>
          <table:table-cell table:style-name="Table3.A1" office:value-type="string">
            <text:p text:style-name="P161">Richtung</text:p>
          </table:table-cell>
          <table:table-cell table:style-name="Table3.A1" office:value-type="string">
            <text:p text:style-name="P161">Inhalt</text:p>
          </table:table-cell>
          <table:table-cell table:style-name="Table3.D1" office:value-type="string">
            <text:p text:style-name="P175">JSON-Objekt Nr.</text:p>
          </table:table-cell>
        </table:table-row>
        <text:soft-page-break/>
        <table:table-row>
          <table:table-cell table:style-name="Table3.A2" office:value-type="string">
            <text:p text:style-name="P161">1</text:p>
          </table:table-cell>
          <table:table-cell table:style-name="Table3.A2" office:value-type="string">
            <text:p text:style-name="P176">Apps ← Server</text:p>
          </table:table-cell>
          <table:table-cell table:style-name="Table3.A2" office:value-type="string">
            <text:p text:style-name="P162">Statische Produktdaten</text:p>
          </table:table-cell>
          <table:table-cell table:style-name="Table3.D2" office:value-type="string">
            <text:p text:style-name="P175">1</text:p>
          </table:table-cell>
        </table:table-row>
        <table:table-row>
          <table:table-cell table:style-name="Table3.A2" office:value-type="string">
            <text:p text:style-name="P162">2</text:p>
          </table:table-cell>
          <table:table-cell table:style-name="Table3.A2" office:value-type="string">
            <text:p text:style-name="P176">Apps ← Server</text:p>
          </table:table-cell>
          <table:table-cell table:style-name="Table3.A2" office:value-type="string">
            <text:p text:style-name="P162">Preise und Verfügbarkeiten der Produkte</text:p>
          </table:table-cell>
          <table:table-cell table:style-name="Table3.D2" office:value-type="string">
            <text:p text:style-name="P175">2</text:p>
          </table:table-cell>
        </table:table-row>
        <table:table-row>
          <table:table-cell table:style-name="Table3.A2" office:value-type="string">
            <text:p text:style-name="P163">3</text:p>
          </table:table-cell>
          <table:table-cell table:style-name="Table3.A2" office:value-type="string">
            <text:p text:style-name="P163">Apps <text:span text:style-name="T162">→</text:span><text:span text:style-name="T152"> Server</text:span></text:p>
          </table:table-cell>
          <table:table-cell table:style-name="Table3.A2" office:value-type="string">
            <text:p text:style-name="P163">Warenkorb</text:p>
          </table:table-cell>
          <table:table-cell table:style-name="Table3.D2" office:value-type="string">
            <text:p text:style-name="P175">3</text:p>
          </table:table-cell>
        </table:table-row>
        <table:table-row>
          <table:table-cell table:style-name="Table3.A2" office:value-type="string">
            <text:p text:style-name="P163">3</text:p>
          </table:table-cell>
          <table:table-cell table:style-name="Table3.A2" office:value-type="string">
            <text:p text:style-name="P163">Apps <text:span text:style-name="T162">← Server</text:span></text:p>
          </table:table-cell>
          <table:table-cell table:style-name="Table3.A2" office:value-type="string">
            <text:p text:style-name="P163">Gesamtpreis</text:p>
          </table:table-cell>
          <table:table-cell table:style-name="Table3.D2" office:value-type="string">
            <text:p text:style-name="P175">4</text:p>
          </table:table-cell>
        </table:table-row>
        <table:table-row>
          <table:table-cell table:style-name="Table3.A2" office:value-type="string">
            <text:p text:style-name="P163">4</text:p>
          </table:table-cell>
          <table:table-cell table:style-name="Table3.A2" office:value-type="string">
            <text:p text:style-name="P163">Apps <text:span text:style-name="T162">→</text:span><text:span text:style-name="T152"> Server</text:span></text:p>
          </table:table-cell>
          <table:table-cell table:style-name="Table3.A2" office:value-type="string">
            <text:p text:style-name="P163">Warenkorb + Nutzerdaten</text:p>
          </table:table-cell>
          <table:table-cell table:style-name="Table3.D2" office:value-type="string">
            <text:p text:style-name="P175">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4">Dialogschritt</text:p>
          </table:table-cell>
          <table:table-cell table:style-name="Table4.A1" office:value-type="string">
            <text:p text:style-name="P154">Http-Methode</text:p>
          </table:table-cell>
          <table:table-cell table:style-name="Table4.A1" office:value-type="string">
            <text:p text:style-name="P154">URL</text:p>
          </table:table-cell>
          <table:table-cell table:style-name="Table4.A1" office:value-type="string">
            <text:p text:style-name="P154">Eingabedaten</text:p>
          </table:table-cell>
          <table:table-cell table:style-name="Table4.E1" office:value-type="string">
            <text:p text:style-name="P154">Ausgabedaten</text:p>
          </table:table-cell>
        </table:table-row>
        <table:table-row>
          <table:table-cell table:style-name="Table4.A2" office:value-type="string">
            <text:p text:style-name="P154">1</text:p>
          </table:table-cell>
          <table:table-cell table:style-name="Table4.A2" office:value-type="string">
            <text:p text:style-name="P154">GET</text:p>
          </table:table-cell>
          <table:table-cell table:style-name="Table4.A2" office:value-type="string">
            <text:p text:style-name="P155">/api/v1/initialdata</text:p>
          </table:table-cell>
          <table:table-cell table:style-name="Table4.A2" office:value-type="string">
            <text:p text:style-name="P153">-</text:p>
          </table:table-cell>
          <table:table-cell table:style-name="Table4.E2" office:value-type="string">
            <text:p text:style-name="P155">Statische Produktdaten</text:p>
          </table:table-cell>
        </table:table-row>
        <table:table-row>
          <table:table-cell table:style-name="Table4.A2" office:value-type="string">
            <text:p text:style-name="P154">2</text:p>
          </table:table-cell>
          <table:table-cell table:style-name="Table4.A2" office:value-type="string">
            <text:p text:style-name="P154">GET</text:p>
          </table:table-cell>
          <table:table-cell table:style-name="Table4.A2" office:value-type="string">
            <text:p text:style-name="P155">/api/v1/pricesandavailabilities</text:p>
          </table:table-cell>
          <table:table-cell table:style-name="Table4.A2" office:value-type="string">
            <text:p text:style-name="P155">An- und Abreisedatum <text:span text:style-name="T158">(werden im Kopf übertragen)</text:span></text:p>
          </table:table-cell>
          <table:table-cell table:style-name="Table4.E2" office:value-type="string">
            <text:p text:style-name="P155">Dynamische Produktdaten <text:span text:style-name="T157">(Preise und Verfügbarkeiten)</text:span></text:p>
          </table:table-cell>
        </table:table-row>
        <table:table-row>
          <table:table-cell table:style-name="Table4.A2" office:value-type="string">
            <text:p text:style-name="P154">3</text:p>
          </table:table-cell>
          <table:table-cell table:style-name="Table4.A2" office:value-type="string">
            <text:p text:style-name="P154">POST</text:p>
          </table:table-cell>
          <table:table-cell table:style-name="Table4.A2" office:value-type="string">
            <text:p text:style-name="P155">/api/v1/totalprice</text:p>
          </table:table-cell>
          <table:table-cell table:style-name="Table4.A2" office:value-type="string">
            <text:p text:style-name="P155">Warenkorb</text:p>
          </table:table-cell>
          <table:table-cell table:style-name="Table4.E2" office:value-type="string">
            <text:p text:style-name="P155">Gesamtpreis</text:p>
          </table:table-cell>
        </table:table-row>
        <table:table-row>
          <table:table-cell table:style-name="Table4.A2" office:value-type="string">
            <text:p text:style-name="P154">4</text:p>
          </table:table-cell>
          <table:table-cell table:style-name="Table4.A2" office:value-type="string">
            <text:p text:style-name="P154">POST</text:p>
          </table:table-cell>
          <table:table-cell table:style-name="Table4.A2" office:value-type="string">
            <text:p text:style-name="P155">/api/v1/order</text:p>
          </table:table-cell>
          <table:table-cell table:style-name="Table4.A2" office:value-type="string">
            <text:p text:style-name="P155">Warenkorb mit Nutzerdaten</text:p>
          </table:table-cell>
          <table:table-cell table:style-name="Table4.E2" office:value-type="string">
            <text:p text:style-name="P155">O.K.</text:p>
          </table:table-cell>
        </table:table-row>
      </table:table>
      <text:p text:style-name="P21"/>
      <text:p text:style-name="P106">5<text:tab/>Realisierungsphase</text:p>
      <text:p text:style-name="P107">5.1<text:tab/><text:span text:style-name="T19">Aufbau der Repositorystruktur und Installation Symfony3</text:span></text:p>
      <text:p text:style-name="P108">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09">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10"><text:soft-page-break/>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1">5.2<text:tab/>Implementierung der Modelle</text:p>
      <text:p text:style-name="P112">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3">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4"><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5"><text:span text:style-name="T32">5.</text:span><text:span text:style-name="T26">3<text:tab/>Implementierung der Steuerung </text:span><text:span text:style-name="T49">und Abfragen</text:span></text:p>
      <text:p text:style-name="P116"><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7"><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8"><text:span text:style-name="T36">D</text:span><text:span text:style-name="T26">er zweite Controller </text:span><text:span text:style-name="T37">erhält von den Apps An- und Abreisedatum im Header der Nachricht. <text:s/></text:span></text:p>
      <text:p text:style-name="P119"><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41">Im dritten Controller wird der von den Apps <text:span text:style-name="T79">gelieferte </text:span>Warenkorb <text:span text:style-name="T80">als JSON-Objekt angenommen </text:span>und gibt den Gesamtpreis zurück.</text:p>
      <text:p text:style-name="P142">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43">Alle Controller geben zusätzlich entsprechende HTTP Statusmeldungen an die Apps zurück.</text:p>
      <text:p text:style-name="P144"><text:soft-page-break/>5.4<text:tab/>Implementierung der Testdaten</text:p>
      <text:p text:style-name="P145">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46">Die Daten entsprechen in etwa einem kleinen Hotel mit unterschiedlichen Zimmerkategorien, verschiedenen Verpflegungsarten und einigen Zusatz<text:span text:style-name="T182">produkten</text:span>. </text:p>
      <text:p text:style-name="P147">6.<text:tab/>Qualitätsmanagement</text:p>
      <text:p text:style-name="P148">Getestet wurden die Schnittstellen mit dem Programm Postman. </text:p>
      <text:p text:style-name="P149">6.1<text:tab/>Fehlerbehebung</text:p>
      <text:p text:style-name="P150">Das Teilprojekt wurde mittels der IDE Netbeans 8.1 erstellt. Da die IDE Rechtschreibfehler zeitnah meldet, ist eine syntaktisch fehlerfreie Erstellung des Quelltextes möglich gewesen. </text:p>
      <text:p text:style-name="P151">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52">6.2<text:tab/>Code<text:span text:style-name="T88">r</text:span>eview</text:p>
      <text:p text:style-name="P120">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1">7.<text:tab/>Einführungsphase</text:p>
      <text:p text:style-name="P122">7.1<text:tab/><text:span text:style-name="T23">Übergabe der Software und Inbetriebnahme</text:span></text:p>
      <text:p text:style-name="P123">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4">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5">Herr Korth, welcher die App für das <text:span text:style-name="T101">B</text:span>etriebssystem iOS entwickelt, wurde informiert und k<text:span text:style-name="T100">ann </text:span>nun die Schnittstellen nutzen.</text:p>
      <text:p text:style-name="P126">8.<text:tab/>Projektergebnisse</text:p>
      <text:p text:style-name="P127"><text:soft-page-break/>Am Ende des Teilprojekt<text:span text:style-name="T104">s ist ein dauerhafter und zuverlässiger Serverbetrieb eingerichtet worden.</text:span></text:p>
      <text:p text:style-name="P128">8.1<text:tab/><text:span text:style-name="T90">Soll- Istvergleich</text:span></text:p>
      <text:p text:style-name="P129">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s/></text:p>
      <text:p text:style-name="P3">8.2<text:tab/>Fazit</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4">Phase</text:p>
          </table:table-cell>
          <table:table-cell table:style-name="Table5.A1" office:value-type="string">
            <text:p text:style-name="P164">Tätigkeit</text:p>
          </table:table-cell>
          <table:table-cell table:style-name="Table5.C1" office:value-type="string">
            <text:p text:style-name="P165">Dauer</text:p>
          </table:table-cell>
        </table:table-row>
        <table:table-row>
          <table:table-cell table:style-name="Table5.A2" office:value-type="string">
            <text:p text:style-name="P165">I) Analysephase</text:p>
          </table:table-cell>
          <table:table-cell table:style-name="Table5.A2" office:value-type="string">
            <text:p text:style-name="P165">Grafischen Entwurf Analysiere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Beteiligte Entitäten Ermittel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Beziehung der Entitäten Ermittel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Dialog zwischen Apps und Proxy Analysieren</text:p>
          </table:table-cell>
          <table:table-cell table:style-name="Table5.C2" office:value-type="string">
            <text:p text:style-name="P165">2h</text:p>
          </table:table-cell>
        </table:table-row>
        <table:table-row>
          <table:table-cell table:style-name="Table5.A2" office:value-type="string">
            <text:p text:style-name="P165">II) Entwurfsphase</text:p>
          </table:table-cell>
          <table:table-cell table:style-name="Table5.A2" office:value-type="string">
            <text:p text:style-name="P165">Erstellen des <text:span text:style-name="T174">UML - Sequenzdiagramms</text:spa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6">Erstellen des UML - Klassendiagramms</text:p>
          </table:table-cell>
          <table:table-cell table:style-name="Table5.C2" office:value-type="string">
            <text:p text:style-name="P166">2h</text:p>
          </table:table-cell>
        </table:table-row>
        <table:table-row>
          <table:table-cell table:style-name="Table5.A2" office:value-type="string">
            <text:p text:style-name="P165"/>
          </table:table-cell>
          <table:table-cell table:style-name="Table5.A2" office:value-type="string">
            <text:p text:style-name="P167">Entwurf des Datenbankmodells</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67">Definition QS - Maßnahmen</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34">Definition der JSON Objekte</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37">Definition der Endpoints</text:p>
          </table:table-cell>
          <table:table-cell table:style-name="Table5.C2" office:value-type="string">
            <text:p text:style-name="P167">1h</text:p>
          </table:table-cell>
        </table:table-row>
        <table:table-row>
          <table:table-cell table:style-name="Table5.A2" office:value-type="string">
            <text:p text:style-name="P167">III) Realisierungsphase</text:p>
          </table:table-cell>
          <table:table-cell table:style-name="Table5.A2" office:value-type="string">
            <text:p text:style-name="P38">Aufbau der Repositorystruktur</text:p>
          </table:table-cell>
          <table:table-cell table:style-name="Table5.C2" office:value-type="string">
            <text:p text:style-name="P168">1h</text:p>
          </table:table-cell>
        </table:table-row>
        <table:table-row>
          <table:table-cell table:style-name="Table5.A2" office:value-type="string">
            <text:p text:style-name="P167"/>
          </table:table-cell>
          <table:table-cell table:style-name="Table5.A2" office:value-type="string">
            <text:p text:style-name="P38">Installation Symfony3</text:p>
          </table:table-cell>
          <table:table-cell table:style-name="Table5.C2" office:value-type="string">
            <text:p text:style-name="P168">1h</text:p>
          </table:table-cell>
        </table:table-row>
        <table:table-row>
          <table:table-cell table:style-name="Table5.A2" office:value-type="string">
            <text:p text:style-name="P167"/>
          </table:table-cell>
          <table:table-cell table:style-name="Table5.A2" office:value-type="string">
            <text:p text:style-name="P39">Implementierung der Modelle</text:p>
          </table:table-cell>
          <table:table-cell table:style-name="Table5.C2" office:value-type="string">
            <text:p text:style-name="P169">14h</text:p>
          </table:table-cell>
        </table:table-row>
        <table:table-row>
          <table:table-cell table:style-name="Table5.A2" office:value-type="string">
            <text:p text:style-name="P167"/>
          </table:table-cell>
          <table:table-cell table:style-name="Table5.A2" office:value-type="string">
            <text:p text:style-name="P39">Implementierung der Steuerung</text:p>
          </table:table-cell>
          <table:table-cell table:style-name="Table5.C2" office:value-type="string">
            <text:p text:style-name="P169">14h</text:p>
          </table:table-cell>
        </table:table-row>
        <table:table-row>
          <table:table-cell table:style-name="Table5.A2" office:value-type="string">
            <text:p text:style-name="P167"/>
          </table:table-cell>
          <table:table-cell table:style-name="Table5.A2" office:value-type="string">
            <text:p text:style-name="P40">Implementierung der Testdaten</text:p>
          </table:table-cell>
          <table:table-cell table:style-name="Table5.C2" office:value-type="string">
            <text:p text:style-name="P170"/>
          </table:table-cell>
        </table:table-row>
        <table:table-row>
          <table:table-cell table:style-name="Table5.A2" office:value-type="string">
            <text:p text:style-name="P171">IV) <text:span text:style-name="T175">Qualitätsmanagement</text:span></text:p>
          </table:table-cell>
          <table:table-cell table:style-name="Table5.A2" office:value-type="string">
            <text:p text:style-name="P41">Fehlerbehebung</text:p>
          </table:table-cell>
          <table:table-cell table:style-name="Table5.C2" office:value-type="string">
            <text:p text:style-name="P172">3h</text:p>
          </table:table-cell>
        </table:table-row>
        <table:table-row>
          <table:table-cell table:style-name="Table5.A2" office:value-type="string">
            <text:p text:style-name="P171"/>
          </table:table-cell>
          <table:table-cell table:style-name="Table5.A2" office:value-type="string">
            <text:p text:style-name="P41">Codereview</text:p>
          </table:table-cell>
          <table:table-cell table:style-name="Table5.C2" office:value-type="string">
            <text:p text:style-name="P172">3h</text:p>
          </table:table-cell>
        </table:table-row>
        <table:table-row>
          <table:table-cell table:style-name="Table5.A2" office:value-type="string">
            <text:p text:style-name="P172">V) Einführungsphase</text:p>
          </table:table-cell>
          <table:table-cell table:style-name="Table5.A2" office:value-type="string">
            <text:p text:style-name="P42">Übergabe der Software und Inbetriebnahme</text:p>
          </table:table-cell>
          <table:table-cell table:style-name="Table5.C2" office:value-type="string">
            <text:p text:style-name="P173">2h</text:p>
          </table:table-cell>
        </table:table-row>
        <table:table-row>
          <table:table-cell table:style-name="Table5.A2" office:value-type="string">
            <text:p text:style-name="P173">VI) <text:span text:style-name="T183">Dokumentation</text:span></text:p>
          </table:table-cell>
          <table:table-cell table:style-name="Table5.A2" office:value-type="string">
            <text:p text:style-name="P42">Erstellen der Dokumentation</text:p>
          </table:table-cell>
          <table:table-cell table:style-name="Table5.C2" office:value-type="string">
            <text:p text:style-name="P173">10h</text:p>
          </table:table-cell>
        </table:table-row>
        <table:table-row table:style-name="Table5.21">
          <table:table-cell table:style-name="Table5.A2" office:value-type="string">
            <text:p text:style-name="P173"/>
          </table:table-cell>
          <table:table-cell table:style-name="Table5.A2" office:value-type="string">
            <text:p text:style-name="P42"/>
          </table:table-cell>
          <table:table-cell table:style-name="Table5.C2" office:value-type="string">
            <text:p text:style-name="P173"/>
          </table:table-cell>
        </table:table-row>
        <table:table-row>
          <table:table-cell table:style-name="Table5.A2" office:value-type="string">
            <text:p text:style-name="P174"/>
          </table:table-cell>
          <table:table-cell table:style-name="Table5.A2" office:value-type="string">
            <text:p text:style-name="P43">Gesamtzeit:</text:p>
          </table:table-cell>
          <table:table-cell table:style-name="Table5.C2" office:value-type="string">
            <text:p text:style-name="P173">70h</text:p>
          </table:table-cell>
        </table:table-row>
      </table:table>
      <text:p text:style-name="P32"/>
      <text:p text:style-name="P44"><text:soft-page-break/>A.2<text:tab/>Kosten-Nutzen-Analyse</text:p>
      <text:p text:style-name="P44"/>
      <text:p text:style-name="P48">A.3<text:tab/>Sequenzdiagramm</text:p>
      <text:p text:style-name="P48"><draw:frame draw:style-name="fr2" draw:name="Image2" text:anchor-type="paragraph" svg:width="6.6929in" svg:height="7.0665in" draw:z-index="17"><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0"/>
      <text:p text:style-name="P130"/>
      <text:p text:style-name="P130"/>
      <text:p text:style-name="P130"/>
      <text:p text:style-name="P130"><text:soft-page-break/>A.4<text:tab/>Klassendiagramm <text:span text:style-name="T178">(ohne Getter- und Settermethoden)</text:span></text:p>
      <text:p text:style-name="P130"><draw:frame draw:style-name="fr2" draw:name="Image3" text:anchor-type="paragraph" svg:width="6.6929in" svg:height="4.8173in" draw:z-index="18"><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A.5<text:tab/>Datenbankdiagramm</text:p>
      <text:p text:style-name="P132"><draw:frame draw:style-name="fr2" draw:name="Image4" text:anchor-type="paragraph" svg:width="6.6929in" svg:height="8.6591in" draw:z-index="19"><draw:image xlink:href="Pictures/1003816F0000547200006D40BA149F2D30BC7D34.svg" xlink:type="simple" xlink:show="embed" xlink:actuate="onLoad"/><draw:image xlink:href="Pictures/100002010000026E00000324A7E0E349168981E7.png" xlink:type="simple" xlink:show="embed" xlink:actuate="onLoad"/></draw:frame></text:p>
      <text:p text:style-name="P132"><text:soft-page-break/></text:p>
      <text:p text:style-name="P132"/>
      <text:p text:style-name="P132"/>
      <text:p text:style-name="P132"/>
      <text:p text:style-name="P132"/>
      <text:p text:style-name="P132"/>
      <text:p text:style-name="P132"/>
      <text:p text:style-name="P132"/>
      <text:p text:style-name="P132"/>
      <text:p text:style-name="P132"/>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6"><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9M10S</meta:editing-duration>
    <meta:editing-cycles>631</meta:editing-cycles>
    <meta:generator>LibreOffice/5.1.2.2$Windows_X86_64 LibreOffice_project/d3bf12ecb743fc0d20e0be0c58ca359301eb705f</meta:generator>
    <dc:date>2016-05-26T22:38:22.722000000</dc:date>
    <meta:print-date>2016-05-26T13:38:07.353000000</meta:print-date>
    <meta:document-statistic meta:table-count="5" meta:image-count="4" meta:object-count="0" meta:page-count="17" meta:paragraph-count="319" meta:word-count="3357" meta:character-count="25861" meta:non-whitespace-character-count="22708"/>
    <meta:user-defined meta:name="Info 1"/>
    <meta:user-defined meta:name="Info 2"/>
    <meta:user-defined meta:name="Info 3"/>
    <meta:user-defined meta:name="Info 4"/>
  </office:meta>
</office:document-meta>
</file>